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visibility="collapse" table:number-columns-repeated="6" table:default-cell-style-name="Default"/>
        <table:table-column table:style-name="co2" table:default-cell-style-name="Default"/>
        <table:table-column table:style-name="co2" table:visibility="collapse" table:number-columns-repeated="6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devesh rajpa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B1:.G1])+SUM([.I1:.N1])" office:value-type="float" office:value="116" calcext:value-type="float">
            <text:p>116</text:p>
          </table:table-cell>
          <table:table-cell table:formula="of:=(3*[.H1]+3*[.O1]+2.5*[.P1]+100)" office:value-type="float" office:value="990" calcext:value-type="float">
            <text:p>990</text:p>
          </table:table-cell>
          <table:table-cell table:formula="of:=(0.1*[.Q1])"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  <table:table-cell table:formula="of:=([.P1]*5/6)" office:value-type="float" office:value="96.6666666666667" calcext:value-type="float">
            <text:p>96.6666666667</text:p>
          </table:table-cell>
        </table:table-row>
        <table:table-row table:style-name="ro1">
          <table:table-cell office:value-type="string" calcext:value-type="string">
            <text:p>ekanshdeep gupt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formula="of:=SUM([.B2:.G2])+SUM([.I2:.N2])" office:value-type="float" office:value="114.5" calcext:value-type="float">
            <text:p>114.5</text:p>
          </table:table-cell>
          <table:table-cell table:formula="of:=(3*[.H2]+3*[.O2]+2.5*[.P2]+100)" office:value-type="float" office:value="980.25" calcext:value-type="float">
            <text:p>980.25</text:p>
          </table:table-cell>
          <table:table-cell table:formula="of:=(0.1*[.Q2])" office:value-type="float" office:value="98.025" calcext:value-type="float">
            <text:p>98.025</text:p>
          </table:table-cell>
          <table:table-cell office:value-type="string" calcext:value-type="string">
            <text:p>A</text:p>
          </table:table-cell>
          <table:table-cell table:formula="of:=([.P2]*5/6)" office:value-type="float" office:value="95.4166666666667" calcext:value-type="float">
            <text:p>95.4166666667</text:p>
          </table:table-cell>
        </table:table-row>
        <table:table-row table:style-name="ro1">
          <table:table-cell office:value-type="string" calcext:value-type="string">
            <text:p>siddharth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UM([.B3:.G3])+SUM([.I3:.N3])" office:value-type="float" office:value="109" calcext:value-type="float">
            <text:p>109</text:p>
          </table:table-cell>
          <table:table-cell table:formula="of:=(3*[.H3]+3*[.O3]+2.5*[.P3]+100)" office:value-type="float" office:value="972.5" calcext:value-type="float">
            <text:p>972.5</text:p>
          </table:table-cell>
          <table:table-cell table:formula="of:=(0.1*[.Q3])" office:value-type="float" office:value="97.25" calcext:value-type="float">
            <text:p>97.25</text:p>
          </table:table-cell>
          <table:table-cell office:value-type="string" calcext:value-type="string">
            <text:p>A</text:p>
          </table:table-cell>
          <table:table-cell table:formula="of:=([.P3]*5/6)" office:value-type="float" office:value="90.8333333333333" calcext:value-type="float">
            <text:p>90.8333333333</text:p>
          </table:table-cell>
        </table:table-row>
        <table:table-row table:style-name="ro1">
          <table:table-cell office:value-type="string" calcext:value-type="string">
            <text:p>s akshay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00" calcext:value-type="float">
            <text:p>100</text:p>
          </table:table-cell>
          <table:table-cell table:formula="of:=SUM([.B4:.G4])+SUM([.I4:.N4])" office:value-type="float" office:value="111" calcext:value-type="float">
            <text:p>111</text:p>
          </table:table-cell>
          <table:table-cell table:formula="of:=(3*[.H4]+3*[.O4]+2.5*[.P4]+100)" office:value-type="float" office:value="905.5" calcext:value-type="float">
            <text:p>905.5</text:p>
          </table:table-cell>
          <table:table-cell table:formula="of:=(0.1*[.Q4])" office:value-type="float" office:value="90.55" calcext:value-type="float">
            <text:p>90.55</text:p>
          </table:table-cell>
          <table:table-cell office:value-type="string" calcext:value-type="string">
            <text:p>AB</text:p>
          </table:table-cell>
          <table:table-cell table:formula="of:=([.P4]*5/6)"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debjit paria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SUM([.B5:.G5])+SUM([.I5:.N5])" office:value-type="float" office:value="116.5" calcext:value-type="float">
            <text:p>116.5</text:p>
          </table:table-cell>
          <table:table-cell table:formula="of:=(3*[.H5]+3*[.O5]+2.5*[.P5]+100)" office:value-type="float" office:value="922.25" calcext:value-type="float">
            <text:p>922.25</text:p>
          </table:table-cell>
          <table:table-cell table:formula="of:=(0.1*[.Q5])" office:value-type="float" office:value="92.225" calcext:value-type="float">
            <text:p>92.225</text:p>
          </table:table-cell>
          <table:table-cell office:value-type="string" calcext:value-type="string">
            <text:p>A</text:p>
          </table:table-cell>
          <table:table-cell table:formula="of:=([.P5]*5/6)" office:value-type="float" office:value="97.0833333333333" calcext:value-type="float">
            <text:p>97.0833333333</text:p>
          </table:table-cell>
        </table:table-row>
        <table:table-row table:style-name="ro1">
          <table:table-cell office:value-type="string" calcext:value-type="string">
            <text:p>ashutosh roy choudhury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SUM([.B6:.G6])+SUM([.I6:.N6])" office:value-type="float" office:value="113" calcext:value-type="float">
            <text:p>113</text:p>
          </table:table-cell>
          <table:table-cell table:formula="of:=(3*[.H6]+3*[.O6]+2.5*[.P6]+100)" office:value-type="float" office:value="934.5" calcext:value-type="float">
            <text:p>934.5</text:p>
          </table:table-cell>
          <table:table-cell table:formula="of:=(0.1*[.Q6])" office:value-type="float" office:value="93.45" calcext:value-type="float">
            <text:p>93.45</text:p>
          </table:table-cell>
          <table:table-cell office:value-type="string" calcext:value-type="string">
            <text:p>A</text:p>
          </table:table-cell>
          <table:table-cell table:formula="of:=([.P6]*5/6)" office:value-type="float" office:value="94.1666666666667" calcext:value-type="float">
            <text:p>94.1666666667</text:p>
          </table:table-cell>
        </table:table-row>
        <table:table-row table:style-name="ro1">
          <table:table-cell office:value-type="string" calcext:value-type="string">
            <text:p>govind 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4"/>
          <table:table-cell table:formula="of:=SUM([.B7:.G7])+SUM([.I7:.N7])" office:value-type="float" office:value="42.5" calcext:value-type="float">
            <text:p>42.5</text:p>
          </table:table-cell>
          <table:table-cell table:formula="of:=(3*[.H7]+3*[.O7]+2.5*[.P7]+100)" office:value-type="float" office:value="206.25" calcext:value-type="float">
            <text:p>206.25</text:p>
          </table:table-cell>
          <table:table-cell table:formula="of:=(0.1*[.Q7])" office:value-type="float" office:value="20.625" calcext:value-type="float">
            <text:p>20.625</text:p>
          </table:table-cell>
          <table:table-cell/>
          <table:table-cell table:formula="of:=([.P7]*5/6)" office:value-type="float" office:value="35.4166666666667" calcext:value-type="float">
            <text:p>35.4166666667</text:p>
          </table:table-cell>
        </table:table-row>
        <table:table-row table:style-name="ro1">
          <table:table-cell office:value-type="string" calcext:value-type="string">
            <text:p>sarvesh sunil bandhaokar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SUM([.B8:.G8])+SUM([.I8:.N8])" office:value-type="float" office:value="111" calcext:value-type="float">
            <text:p>111</text:p>
          </table:table-cell>
          <table:table-cell table:formula="of:=(3*[.H8]+3*[.O8]+2.5*[.P8]+100)" office:value-type="float" office:value="860.5" calcext:value-type="float">
            <text:p>860.5</text:p>
          </table:table-cell>
          <table:table-cell table:formula="of:=(0.1*[.Q8])" office:value-type="float" office:value="86.05" calcext:value-type="float">
            <text:p>86.05</text:p>
          </table:table-cell>
          <table:table-cell office:value-type="string" calcext:value-type="string">
            <text:p>AB</text:p>
          </table:table-cell>
          <table:table-cell table:formula="of:=([.P8]*5/6)"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samarth nayana ramesh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formula="of:=SUM([.B9:.G9])+SUM([.I9:.N9])" office:value-type="float" office:value="108" calcext:value-type="float">
            <text:p>108</text:p>
          </table:table-cell>
          <table:table-cell table:formula="of:=(3*[.H9]+3*[.O9]+2.5*[.P9]+100)" office:value-type="float" office:value="763" calcext:value-type="float">
            <text:p>763</text:p>
          </table:table-cell>
          <table:table-cell table:formula="of:=(0.1*[.Q9])" office:value-type="float" office:value="76.3" calcext:value-type="float">
            <text:p>76.3</text:p>
          </table:table-cell>
          <table:table-cell office:value-type="string" calcext:value-type="string">
            <text:p>B</text:p>
          </table:table-cell>
          <table:table-cell table:formula="of:=([.P9]*5/6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artik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formula="of:=SUM([.B10:.G10])+SUM([.I10:.N10])" office:value-type="float" office:value="112.5" calcext:value-type="float">
            <text:p>112.5</text:p>
          </table:table-cell>
          <table:table-cell table:formula="of:=(3*[.H10]+3*[.O10]+2.5*[.P10]+100)" office:value-type="float" office:value="963.25" calcext:value-type="float">
            <text:p>963.25</text:p>
          </table:table-cell>
          <table:table-cell table:formula="of:=(0.1*[.Q10])" office:value-type="float" office:value="96.325" calcext:value-type="float">
            <text:p>96.325</text:p>
          </table:table-cell>
          <table:table-cell office:value-type="string" calcext:value-type="string">
            <text:p>A</text:p>
          </table:table-cell>
          <table:table-cell table:formula="of:=([.P10]*5/6)" office:value-type="float" office:value="93.75" calcext:value-type="float">
            <text:p>93.75</text:p>
          </table:table-cell>
        </table:table-row>
        <table:table-row table:style-name="ro1">
          <table:table-cell office:value-type="string" calcext:value-type="string">
            <text:p>immanuel jerem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formula="of:=SUM([.B11:.G11])+SUM([.I11:.N11])" office:value-type="float" office:value="117" calcext:value-type="float">
            <text:p>117</text:p>
          </table:table-cell>
          <table:table-cell table:formula="of:=(3*[.H11]+3*[.O11]+2.5*[.P11]+100)" office:value-type="float" office:value="896.5" calcext:value-type="float">
            <text:p>896.5</text:p>
          </table:table-cell>
          <table:table-cell table:formula="of:=(0.1*[.Q11])" office:value-type="float" office:value="89.65" calcext:value-type="float">
            <text:p>89.65</text:p>
          </table:table-cell>
          <table:table-cell office:value-type="string" calcext:value-type="string">
            <text:p>AB</text:p>
          </table:table-cell>
          <table:table-cell table:formula="of:=([.P11]*5/6)"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abhishek hegde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formula="of:=SUM([.B12:.G12])+SUM([.I12:.N12])" office:value-type="float" office:value="111" calcext:value-type="float">
            <text:p>111</text:p>
          </table:table-cell>
          <table:table-cell table:formula="of:=(3*[.H12]+3*[.O12]+2.5*[.P12]+100)" office:value-type="float" office:value="950.5" calcext:value-type="float">
            <text:p>950.5</text:p>
          </table:table-cell>
          <table:table-cell table:formula="of:=(0.1*[.Q12])" office:value-type="float" office:value="95.05" calcext:value-type="float">
            <text:p>95.05</text:p>
          </table:table-cell>
          <table:table-cell office:value-type="string" calcext:value-type="string">
            <text:p>A</text:p>
          </table:table-cell>
          <table:table-cell table:formula="of:=([.P12]*5/6)"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shankar ram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62" calcext:value-type="float">
            <text:p>62</text:p>
          </table:table-cell>
          <table:table-cell table:formula="of:=SUM([.B13:.G13])+SUM([.I13:.N13])" office:value-type="float" office:value="99" calcext:value-type="float">
            <text:p>99</text:p>
          </table:table-cell>
          <table:table-cell table:formula="of:=(3*[.H13]+3*[.O13]+2.5*[.P13]+100)" office:value-type="float" office:value="800.5" calcext:value-type="float">
            <text:p>800.5</text:p>
          </table:table-cell>
          <table:table-cell table:formula="of:=(0.1*[.Q13])" office:value-type="float" office:value="80.05" calcext:value-type="float">
            <text:p>80.05</text:p>
          </table:table-cell>
          <table:table-cell office:value-type="string" calcext:value-type="string">
            <text:p>B</text:p>
          </table:table-cell>
          <table:table-cell table:formula="of:=([.P13]*5/6)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krishna tadepalli</text:p>
          </table:table-cell>
          <table:table-cell office:value-type="float" office:value="4.5" calcext:value-type="float">
            <text:p>4.5</text:p>
          </table:table-cell>
          <table:table-cell table:number-columns-repeated="13"/>
          <table:table-cell table:formula="of:=SUM([.B14:.G14])+SUM([.I14:.N14])" office:value-type="float" office:value="4.5" calcext:value-type="float">
            <text:p>4.5</text:p>
          </table:table-cell>
          <table:table-cell table:formula="of:=(3*[.H14]+3*[.O14]+2.5*[.P14]+100)" office:value-type="float" office:value="111.25" calcext:value-type="float">
            <text:p>111.25</text:p>
          </table:table-cell>
          <table:table-cell table:formula="of:=(0.1*[.Q14])" office:value-type="float" office:value="11.125" calcext:value-type="float">
            <text:p>11.125</text:p>
          </table:table-cell>
          <table:table-cell/>
          <table:table-cell table:formula="of:=([.P14]*5/6)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yantan chakraborty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B15:.G15])+SUM([.I15:.N15])" office:value-type="float" office:value="119.5" calcext:value-type="float">
            <text:p>119.5</text:p>
          </table:table-cell>
          <table:table-cell table:formula="of:=(3*[.H15]+3*[.O15]+2.5*[.P15]+100)" office:value-type="float" office:value="998.75" calcext:value-type="float">
            <text:p>998.75</text:p>
          </table:table-cell>
          <table:table-cell table:formula="of:=(0.1*[.Q15])" office:value-type="float" office:value="99.875" calcext:value-type="float">
            <text:p>99.875</text:p>
          </table:table-cell>
          <table:table-cell office:value-type="string" calcext:value-type="string">
            <text:p>A</text:p>
          </table:table-cell>
          <table:table-cell table:formula="of:=([.P15]*5/6)" office:value-type="float" office:value="99.5833333333333" calcext:value-type="float">
            <text:p>99.5833333333</text:p>
          </table:table-cell>
        </table:table-row>
        <table:table-row table:style-name="ro1">
          <table:table-cell office:value-type="string" calcext:value-type="string">
            <text:p>indraneel mukhapadhyay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2" calcext:value-type="float">
            <text:p>92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formula="of:=SUM([.B16:.G16])+SUM([.I16:.N16])" office:value-type="float" office:value="117" calcext:value-type="float">
            <text:p>117</text:p>
          </table:table-cell>
          <table:table-cell table:formula="of:=(3*[.H16]+3*[.O16]+2.5*[.P16]+100)" office:value-type="float" office:value="923.5" calcext:value-type="float">
            <text:p>923.5</text:p>
          </table:table-cell>
          <table:table-cell table:formula="of:=(0.1*[.Q16])" office:value-type="float" office:value="92.35" calcext:value-type="float">
            <text:p>92.35</text:p>
          </table:table-cell>
          <table:table-cell office:value-type="string" calcext:value-type="string">
            <text:p>A</text:p>
          </table:table-cell>
          <table:table-cell table:formula="of:=([.P16]*5/6)"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deepak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SUM([.B17:.G17])+SUM([.I17:.N17])" office:value-type="float" office:value="109.5" calcext:value-type="float">
            <text:p>109.5</text:p>
          </table:table-cell>
          <table:table-cell table:formula="of:=(3*[.H17]+3*[.O17]+2.5*[.P17]+100)" office:value-type="float" office:value="862.75" calcext:value-type="float">
            <text:p>862.75</text:p>
          </table:table-cell>
          <table:table-cell table:formula="of:=(0.1*[.Q17])" office:value-type="float" office:value="86.275" calcext:value-type="float">
            <text:p>86.275</text:p>
          </table:table-cell>
          <table:table-cell office:value-type="string" calcext:value-type="string">
            <text:p>AB</text:p>
          </table:table-cell>
          <table:table-cell table:formula="of:=([.P17]*5/6)" office:value-type="float" office:value="91.25" calcext:value-type="float">
            <text:p>91.25</text:p>
          </table:table-cell>
        </table:table-row>
        <table:table-row table:style-name="ro1">
          <table:table-cell office:value-type="string" calcext:value-type="string">
            <text:p>shubham saha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B18:.G18])+SUM([.I18:.N18])" office:value-type="float" office:value="118" calcext:value-type="float">
            <text:p>118</text:p>
          </table:table-cell>
          <table:table-cell table:formula="of:=(3*[.H18]+3*[.O18]+2.5*[.P18]+100)" office:value-type="float" office:value="953" calcext:value-type="float">
            <text:p>953</text:p>
          </table:table-cell>
          <table:table-cell table:formula="of:=(0.1*[.Q18])" office:value-type="float" office:value="95.3" calcext:value-type="float">
            <text:p>95.3</text:p>
          </table:table-cell>
          <table:table-cell office:value-type="string" calcext:value-type="string">
            <text:p>A</text:p>
          </table:table-cell>
          <table:table-cell table:formula="of:=([.P18]*5/6)" office:value-type="float" office:value="98.3333333333333" calcext:value-type="float">
            <text:p>98.3333333333</text:p>
          </table:table-cell>
        </table:table-row>
        <table:table-row table:style-name="ro1">
          <table:table-cell office:value-type="string" calcext:value-type="string">
            <text:p>writabrata bhattacharya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SUM([.B19:.G19])+SUM([.I19:.N19])" office:value-type="float" office:value="112" calcext:value-type="float">
            <text:p>112</text:p>
          </table:table-cell>
          <table:table-cell table:formula="of:=(3*[.H19]+3*[.O19]+2.5*[.P19]+100)" office:value-type="float" office:value="908" calcext:value-type="float">
            <text:p>908</text:p>
          </table:table-cell>
          <table:table-cell table:formula="of:=(0.1*[.Q19])" office:value-type="float" office:value="90.8" calcext:value-type="float">
            <text:p>90.8</text:p>
          </table:table-cell>
          <table:table-cell office:value-type="string" calcext:value-type="string">
            <text:p>AB</text:p>
          </table:table-cell>
          <table:table-cell table:formula="of:=([.P19]*5/6)" office:value-type="float" office:value="93.3333333333333" calcext:value-type="float">
            <text:p>93.3333333333</text:p>
          </table:table-cell>
        </table:table-row>
        <table:table-row table:style-name="ro1">
          <table:table-cell office:value-type="string" calcext:value-type="string">
            <text:p>diganta mukhopadhya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B20:.G20])+SUM([.I20:.N20])" office:value-type="float" office:value="119" calcext:value-type="float">
            <text:p>119</text:p>
          </table:table-cell>
          <table:table-cell table:formula="of:=(3*[.H20]+3*[.O20]+2.5*[.P20]+100)" office:value-type="float" office:value="967.5" calcext:value-type="float">
            <text:p>967.5</text:p>
          </table:table-cell>
          <table:table-cell table:formula="of:=(0.1*[.Q20])" office:value-type="float" office:value="96.75" calcext:value-type="float">
            <text:p>96.75</text:p>
          </table:table-cell>
          <table:table-cell office:value-type="string" calcext:value-type="string">
            <text:p>A</text:p>
          </table:table-cell>
          <table:table-cell table:formula="of:=([.P20]*5/6)" office:value-type="float" office:value="99.1666666666667" calcext:value-type="float">
            <text:p>99.1666666667</text:p>
          </table:table-cell>
        </table:table-row>
        <table:table-row table:style-name="ro1">
          <table:table-cell office:value-type="string" calcext:value-type="string">
            <text:p>kavinesh</text:p>
          </table:table-cell>
          <table:table-cell table:number-columns-repeated="2" office:value-type="float" office:value="6.5" calcext:value-type="float">
            <text:p>6.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49" calcext:value-type="float">
            <text:p>49</text:p>
          </table:table-cell>
          <table:table-cell table:formula="of:=SUM([.B21:.G21])+SUM([.I21:.N21])" office:value-type="float" office:value="100.5" calcext:value-type="float">
            <text:p>100.5</text:p>
          </table:table-cell>
          <table:table-cell table:formula="of:=(3*[.H21]+3*[.O21]+2.5*[.P21]+100)" office:value-type="float" office:value="606.25" calcext:value-type="float">
            <text:p>606.25</text:p>
          </table:table-cell>
          <table:table-cell table:formula="of:=(0.1*[.Q21])" office:value-type="float" office:value="60.625" calcext:value-type="float">
            <text:p>60.625</text:p>
          </table:table-cell>
          <table:table-cell office:value-type="string" calcext:value-type="string">
            <text:p>BC</text:p>
          </table:table-cell>
          <table:table-cell table:formula="of:=([.P21]*5/6)" office:value-type="float" office:value="83.75" calcext:value-type="float">
            <text:p>83.75</text:p>
          </table:table-cell>
        </table:table-row>
        <table:table-row table:style-name="ro1">
          <table:table-cell office:value-type="string" calcext:value-type="string">
            <text:p>kushal vijay padole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5" calcext:value-type="float">
            <text:p>85</text:p>
          </table:table-cell>
          <table:table-cell table:formula="of:=SUM([.B22:.G22])+SUM([.I22:.N22])" office:value-type="float" office:value="108" calcext:value-type="float">
            <text:p>108</text:p>
          </table:table-cell>
          <table:table-cell table:formula="of:=(3*[.H22]+3*[.O22]+2.5*[.P22]+100)" office:value-type="float" office:value="865" calcext:value-type="float">
            <text:p>865</text:p>
          </table:table-cell>
          <table:table-cell table:formula="of:=(0.1*[.Q22])" office:value-type="float" office:value="86.5" calcext:value-type="float">
            <text:p>86.5</text:p>
          </table:table-cell>
          <table:table-cell office:value-type="string" calcext:value-type="string">
            <text:p>AB</text:p>
          </table:table-cell>
          <table:table-cell table:formula="of:=([.P22]*5/6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ouryajit roy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B23:.G23])+SUM([.I23:.N23])" office:value-type="float" office:value="117" calcext:value-type="float">
            <text:p>117</text:p>
          </table:table-cell>
          <table:table-cell table:formula="of:=(3*[.H23]+3*[.O23]+2.5*[.P23]+100)" office:value-type="float" office:value="992.5" calcext:value-type="float">
            <text:p>992.5</text:p>
          </table:table-cell>
          <table:table-cell table:formula="of:=(0.1*[.Q23])" office:value-type="float" office:value="99.25" calcext:value-type="float">
            <text:p>99.25</text:p>
          </table:table-cell>
          <table:table-cell office:value-type="string" calcext:value-type="string">
            <text:p>A</text:p>
          </table:table-cell>
          <table:table-cell table:formula="of:=([.P23]*5/6)"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aranya bhowmick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24:.G24])+SUM([.I24:.N24])" office:value-type="float" office:value="86" calcext:value-type="float">
            <text:p>86</text:p>
          </table:table-cell>
          <table:table-cell table:formula="of:=(3*[.H24]+3*[.O24]+2.5*[.P24]+100)" office:value-type="float" office:value="690" calcext:value-type="float">
            <text:p>690</text:p>
          </table:table-cell>
          <table:table-cell table:formula="of:=(0.1*[.Q24])" office:value-type="float" office:value="69" calcext:value-type="float">
            <text:p>69</text:p>
          </table:table-cell>
          <table:table-cell office:value-type="string" calcext:value-type="string">
            <text:p>B</text:p>
          </table:table-cell>
          <table:table-cell table:formula="of:=([.P24]*5/6)" office:value-type="float" office:value="71.6666666666667" calcext:value-type="float">
            <text:p>71.6666666667</text:p>
          </table:table-cell>
        </table:table-row>
        <table:table-row table:style-name="ro1">
          <table:table-cell office:value-type="string" calcext:value-type="string">
            <text:p>kapil pause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formula="of:=SUM([.B25:.G25])+SUM([.I25:.N25])" office:value-type="float" office:value="115.5" calcext:value-type="float">
            <text:p>115.5</text:p>
          </table:table-cell>
          <table:table-cell table:formula="of:=(3*[.H25]+3*[.O25]+2.5*[.P25]+100)" office:value-type="float" office:value="970.75" calcext:value-type="float">
            <text:p>970.75</text:p>
          </table:table-cell>
          <table:table-cell table:formula="of:=(0.1*[.Q25])" office:value-type="float" office:value="97.075" calcext:value-type="float">
            <text:p>97.075</text:p>
          </table:table-cell>
          <table:table-cell office:value-type="string" calcext:value-type="string">
            <text:p>A</text:p>
          </table:table-cell>
          <table:table-cell table:formula="of:=([.P25]*5/6)" office:value-type="float" office:value="96.25" calcext:value-type="float">
            <text:p>96.25</text:p>
          </table:table-cell>
        </table:table-row>
        <table:table-row table:style-name="ro1">
          <table:table-cell office:value-type="string" calcext:value-type="string">
            <text:p>saptarsi ghosa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82" calcext:value-type="float">
            <text:p>82</text:p>
          </table:table-cell>
          <table:table-cell table:formula="of:=SUM([.B26:.G26])+SUM([.I26:.N26])" office:value-type="float" office:value="107" calcext:value-type="float">
            <text:p>107</text:p>
          </table:table-cell>
          <table:table-cell table:formula="of:=(3*[.H26]+3*[.O26]+2.5*[.P26]+100)" office:value-type="float" office:value="817.5" calcext:value-type="float">
            <text:p>817.5</text:p>
          </table:table-cell>
          <table:table-cell table:formula="of:=(0.1*[.Q26])" office:value-type="float" office:value="81.75" calcext:value-type="float">
            <text:p>81.75</text:p>
          </table:table-cell>
          <table:table-cell office:value-type="string" calcext:value-type="string">
            <text:p>B</text:p>
          </table:table-cell>
          <table:table-cell table:formula="of:=([.P26]*5/6)" office:value-type="float" office:value="89.1666666666667" calcext:value-type="float">
            <text:p>89.1666666667</text:p>
          </table:table-cell>
        </table:table-row>
        <table:table-row table:style-name="ro1">
          <table:table-cell office:value-type="string" calcext:value-type="string">
            <text:p>siddharth g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SUM([.B27:.G27])+SUM([.I27:.N27])" office:value-type="float" office:value="112" calcext:value-type="float">
            <text:p>112</text:p>
          </table:table-cell>
          <table:table-cell table:formula="of:=(3*[.H27]+3*[.O27]+2.5*[.P27]+100)" office:value-type="float" office:value="956" calcext:value-type="float">
            <text:p>956</text:p>
          </table:table-cell>
          <table:table-cell table:formula="of:=(0.1*[.Q27])" office:value-type="float" office:value="95.6" calcext:value-type="float">
            <text:p>95.6</text:p>
          </table:table-cell>
          <table:table-cell office:value-type="string" calcext:value-type="string">
            <text:p>A</text:p>
          </table:table-cell>
          <table:table-cell table:formula="of:=([.P27]*5/6)" office:value-type="float" office:value="93.3333333333333" calcext:value-type="float">
            <text:p>93.3333333333</text:p>
          </table:table-cell>
        </table:table-row>
        <table:table-row table:style-name="ro1">
          <table:table-cell office:value-type="string" calcext:value-type="string">
            <text:p>s v aswannth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SUM([.B28:.G28])+SUM([.I28:.N28])" office:value-type="float" office:value="118.5" calcext:value-type="float">
            <text:p>118.5</text:p>
          </table:table-cell>
          <table:table-cell table:formula="of:=(3*[.H28]+3*[.O28]+2.5*[.P28]+100)" office:value-type="float" office:value="960.25" calcext:value-type="float">
            <text:p>960.25</text:p>
          </table:table-cell>
          <table:table-cell table:formula="of:=(0.1*[.Q28])" office:value-type="float" office:value="96.025" calcext:value-type="float">
            <text:p>96.025</text:p>
          </table:table-cell>
          <table:table-cell office:value-type="string" calcext:value-type="string">
            <text:p>A</text:p>
          </table:table-cell>
          <table:table-cell table:formula="of:=([.P28]*5/6)" office:value-type="float" office:value="98.75" calcext:value-type="float">
            <text:p>98.75</text:p>
          </table:table-cell>
        </table:table-row>
        <table:table-row table:style-name="ro1">
          <table:table-cell office:value-type="string" calcext:value-type="string">
            <text:p>areeb shah mohamme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B29:.G29])+SUM([.I29:.N29])" office:value-type="float" office:value="117" calcext:value-type="float">
            <text:p>117</text:p>
          </table:table-cell>
          <table:table-cell table:formula="of:=(3*[.H29]+3*[.O29]+2.5*[.P29]+100)" office:value-type="float" office:value="992.5" calcext:value-type="float">
            <text:p>992.5</text:p>
          </table:table-cell>
          <table:table-cell table:formula="of:=(0.1*[.Q29])" office:value-type="float" office:value="99.25" calcext:value-type="float">
            <text:p>99.25</text:p>
          </table:table-cell>
          <table:table-cell office:value-type="string" calcext:value-type="string">
            <text:p>A</text:p>
          </table:table-cell>
          <table:table-cell table:formula="of:=([.P29]*5/6)"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ujjwal kr san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B30:.G30])+SUM([.I30:.N30])" office:value-type="float" office:value="115.5" calcext:value-type="float">
            <text:p>115.5</text:p>
          </table:table-cell>
          <table:table-cell table:formula="of:=(3*[.H30]+3*[.O30]+2.5*[.P30]+100)" office:value-type="float" office:value="907.75" calcext:value-type="float">
            <text:p>907.75</text:p>
          </table:table-cell>
          <table:table-cell table:formula="of:=(0.1*[.Q30])" office:value-type="float" office:value="90.775" calcext:value-type="float">
            <text:p>90.775</text:p>
          </table:table-cell>
          <table:table-cell office:value-type="string" calcext:value-type="string">
            <text:p>A</text:p>
          </table:table-cell>
          <table:table-cell table:formula="of:=([.P30]*5/6)" office:value-type="float" office:value="96.25" calcext:value-type="float">
            <text:p>96.25</text:p>
          </table:table-cell>
        </table:table-row>
        <table:table-row table:style-name="ro1">
          <table:table-cell office:value-type="string" calcext:value-type="string">
            <text:p>devang agarwa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B31:.G31])+SUM([.I31:.N31])" office:value-type="float" office:value="109.5" calcext:value-type="float">
            <text:p>109.5</text:p>
          </table:table-cell>
          <table:table-cell table:formula="of:=(3*[.H31]+3*[.O31]+2.5*[.P31]+100)" office:value-type="float" office:value="943.75" calcext:value-type="float">
            <text:p>943.75</text:p>
          </table:table-cell>
          <table:table-cell table:formula="of:=(0.1*[.Q31])" office:value-type="float" office:value="94.375" calcext:value-type="float">
            <text:p>94.375</text:p>
          </table:table-cell>
          <table:table-cell office:value-type="string" calcext:value-type="string">
            <text:p>A</text:p>
          </table:table-cell>
          <table:table-cell table:formula="of:=([.P31]*5/6)" office:value-type="float" office:value="91.25" calcext:value-type="float">
            <text:p>91.25</text:p>
          </table:table-cell>
        </table:table-row>
        <table:table-row table:style-name="ro1">
          <table:table-cell office:value-type="string" calcext:value-type="string">
            <text:p>maitreyi vijay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SUM([.B32:.G32])+SUM([.I32:.N32])" office:value-type="float" office:value="118.5" calcext:value-type="float">
            <text:p>118.5</text:p>
          </table:table-cell>
          <table:table-cell table:formula="of:=(3*[.H32]+3*[.O32]+2.5*[.P32]+100)" office:value-type="float" office:value="906.25" calcext:value-type="float">
            <text:p>906.25</text:p>
          </table:table-cell>
          <table:table-cell table:formula="of:=(0.1*[.Q32])" office:value-type="float" office:value="90.625" calcext:value-type="float">
            <text:p>90.625</text:p>
          </table:table-cell>
          <table:table-cell office:value-type="string" calcext:value-type="string">
            <text:p>A</text:p>
          </table:table-cell>
          <table:table-cell table:formula="of:=([.P32]*5/6)" office:value-type="float" office:value="98.75" calcext:value-type="float">
            <text:p>98.75</text:p>
          </table:table-cell>
        </table:table-row>
        <table:table-row table:style-name="ro1">
          <table:table-cell office:value-type="string" calcext:value-type="string">
            <text:p>dhruv nevatia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SUM([.B33:.G33])+SUM([.I33:.N33])" office:value-type="float" office:value="95.5" calcext:value-type="float">
            <text:p>95.5</text:p>
          </table:table-cell>
          <table:table-cell table:formula="of:=(3*[.H33]+3*[.O33]+2.5*[.P33]+100)" office:value-type="float" office:value="827.75" calcext:value-type="float">
            <text:p>827.75</text:p>
          </table:table-cell>
          <table:table-cell table:formula="of:=(0.1*[.Q33])" office:value-type="float" office:value="82.775" calcext:value-type="float">
            <text:p>82.775</text:p>
          </table:table-cell>
          <table:table-cell office:value-type="string" calcext:value-type="string">
            <text:p>AB</text:p>
          </table:table-cell>
          <table:table-cell table:formula="of:=([.P33]*5/6)" office:value-type="float" office:value="79.5833333333333" calcext:value-type="float">
            <text:p>79.5833333333</text:p>
          </table:table-cell>
        </table:table-row>
        <table:table-row table:style-name="ro1">
          <table:table-cell office:value-type="string" calcext:value-type="string">
            <text:p>arya vadnere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4" calcext:value-type="float">
            <text:p>94</text:p>
          </table:table-cell>
          <table:table-cell table:formula="of:=SUM([.B34:.G34])+SUM([.I34:.N34])" office:value-type="float" office:value="114" calcext:value-type="float">
            <text:p>114</text:p>
          </table:table-cell>
          <table:table-cell table:formula="of:=(3*[.H34]+3*[.O34]+2.5*[.P34]+100)" office:value-type="float" office:value="961" calcext:value-type="float">
            <text:p>961</text:p>
          </table:table-cell>
          <table:table-cell table:formula="of:=(0.1*[.Q34])" office:value-type="float" office:value="96.1" calcext:value-type="float">
            <text:p>96.1</text:p>
          </table:table-cell>
          <table:table-cell office:value-type="string" calcext:value-type="string">
            <text:p>A</text:p>
          </table:table-cell>
          <table:table-cell table:formula="of:=([.P34]*5/6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vinanda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SUM([.B35:.G35])+SUM([.I35:.N35])" office:value-type="float" office:value="50.5" calcext:value-type="float">
            <text:p>50.5</text:p>
          </table:table-cell>
          <table:table-cell table:formula="of:=(3*[.H35]+3*[.O35]+2.5*[.P35]+100)" office:value-type="float" office:value="595.25" calcext:value-type="float">
            <text:p>595.25</text:p>
          </table:table-cell>
          <table:table-cell table:formula="of:=(0.1*[.Q35])" office:value-type="float" office:value="59.525" calcext:value-type="float">
            <text:p>59.525</text:p>
          </table:table-cell>
          <table:table-cell office:value-type="string" calcext:value-type="string">
            <text:p>BC</text:p>
          </table:table-cell>
          <table:table-cell table:formula="of:=([.P35]*5/6)" office:value-type="float" office:value="42.0833333333333" calcext:value-type="float">
            <text:p>42.0833333333</text:p>
          </table:table-cell>
        </table:table-row>
        <table:table-row table:style-name="ro1">
          <table:table-cell office:value-type="string" calcext:value-type="string">
            <text:p>somnath dak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formula="of:=SUM([.B36:.G36])+SUM([.I36:.N36])" office:value-type="float" office:value="111.5" calcext:value-type="float">
            <text:p>111.5</text:p>
          </table:table-cell>
          <table:table-cell table:formula="of:=(3*[.H36]+3*[.O36]+2.5*[.P36]+100)" office:value-type="float" office:value="849.75" calcext:value-type="float">
            <text:p>849.75</text:p>
          </table:table-cell>
          <table:table-cell table:formula="of:=(0.1*[.Q36])" office:value-type="float" office:value="84.975" calcext:value-type="float">
            <text:p>84.975</text:p>
          </table:table-cell>
          <table:table-cell office:value-type="string" calcext:value-type="string">
            <text:p>AB</text:p>
          </table:table-cell>
          <table:table-cell table:formula="of:=([.P36]*5/6)" office:value-type="float" office:value="92.9166666666667" calcext:value-type="float">
            <text:p>92.91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01:53:58.615529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9:50:42.902231437</meta:creation-date>
    <dc:date>2017-12-15T03:20:33.948313195</dc:date>
    <meta:editing-duration>PT5H45M38S</meta:editing-duration>
    <meta:editing-cycles>45</meta:editing-cycles>
    <meta:generator>LibreOffice/5.1.6.2$Linux_X86_64 LibreOffice_project/10m0$Build-2</meta:generator>
    <meta:document-statistic meta:table-count="1" meta:cell-count="686" meta:object-count="0"/>
  </office:meta>
</office:document-meta>
</file>